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4">
      <style:paragraph-properties fo:margin-top="0in" fo:margin-bottom="0in" style:contextual-spacing="false"/>
    </style:style>
    <style:style style:name="P10" style:family="paragraph" style:parent-style-name="Text_20_body">
      <style:paragraph-properties fo:margin-left="0in" fo:margin-right="0in" fo:margin-top="0in" fo:margin-bottom="0in" style:contextual-spacing="false" fo:text-indent="0in" style:auto-text-indent="false"/>
    </style:style>
    <style:style style:name="P11" style:family="paragraph" style:parent-style-name="Text_20_body" style:list-style-name="L5"/>
    <style:style style:name="P12" style:family="paragraph" style:parent-style-name="Text_20_body" style:list-style-name="L5">
      <style:paragraph-properties fo:margin-top="0in" fo:margin-bottom="0in" style:contextual-spacing="false"/>
    </style:style>
    <style:style style:name="P13" style:family="paragraph" style:parent-style-name="Text_20_body" style:list-style-name="L6"/>
    <style:style style:name="P14" style:family="paragraph" style:parent-style-name="Text_20_body" style:list-style-name="L6">
      <style:paragraph-properties fo:margin-top="0in" fo:margin-bottom="0in" style:contextual-spacing="false"/>
    </style:style>
    <style:style style:name="P15" style:family="paragraph" style:parent-style-name="Text_20_body" style:list-style-name="L7"/>
    <style:style style:name="P16" style:family="paragraph" style:parent-style-name="Text_20_body" style:list-style-name="L7">
      <style:paragraph-properties fo:margin-top="0in" fo:margin-bottom="0in" style:contextual-spacing="false"/>
    </style:style>
    <style:style style:name="P17" style:family="paragraph" style:parent-style-name="Text_20_body" style:list-style-name="L8"/>
    <style:style style:name="P18" style:family="paragraph" style:parent-style-name="Text_20_body" style:list-style-name="L8">
      <style:paragraph-properties fo:margin-top="0in" fo:margin-bottom="0in" style:contextual-spacing="false"/>
    </style:style>
    <style:style style:name="P19" style:family="paragraph" style:parent-style-name="Text_20_body" style:list-style-name="L9"/>
    <style:style style:name="P20" style:family="paragraph" style:parent-style-name="Text_20_body" style:list-style-name="L9">
      <style:paragraph-properties fo:margin-top="0in" fo:margin-bottom="0in" style:contextual-spacing="false"/>
    </style:style>
    <style:style style:name="P21" style:family="paragraph" style:parent-style-name="Text_20_body" style:list-style-name="L10"/>
    <style:style style:name="P22" style:family="paragraph" style:parent-style-name="Text_20_body" style:list-style-name="L10">
      <style:paragraph-properties fo:margin-top="0in" fo:margin-bottom="0in" style:contextual-spacing="false"/>
    </style:style>
    <style:style style:name="P23" style:family="paragraph" style:parent-style-name="Text_20_body" style:list-style-name="L11"/>
    <style:style style:name="P24" style:family="paragraph" style:parent-style-name="Text_20_body" style:list-style-name="L11">
      <style:paragraph-properties fo:margin-top="0in" fo:margin-bottom="0in" style:contextual-spacing="false"/>
    </style:style>
    <style:style style:name="P25" style:family="paragraph" style:parent-style-name="Text_20_body" style:list-style-name="L12"/>
    <style:style style:name="P26" style:family="paragraph" style:parent-style-name="Text_20_body" style:list-style-name="L12">
      <style:paragraph-properties fo:margin-top="0in" fo:margin-bottom="0in" style:contextual-spacing="false"/>
    </style:style>
    <style:style style:name="P27" style:family="paragraph" style:parent-style-name="Text_20_body" style:list-style-name="L13"/>
    <style:style style:name="P28" style:family="paragraph" style:parent-style-name="Text_20_body" style:list-style-name="L13">
      <style:paragraph-properties fo:margin-top="0in" fo:margin-bottom="0in" style:contextual-spacing="false"/>
    </style:style>
    <style:style style:name="P29" style:family="paragraph" style:parent-style-name="Text_20_body" style:list-style-name="L14"/>
    <style:style style:name="P30" style:family="paragraph" style:parent-style-name="Text_20_body" style:list-style-name="L14">
      <style:paragraph-properties fo:margin-top="0in" fo:margin-bottom="0in" style:contextual-spacing="false"/>
    </style:style>
    <style:style style:name="P31" style:family="paragraph" style:parent-style-name="Text_20_body" style:list-style-name="L15"/>
    <style:style style:name="P32" style:family="paragraph" style:parent-style-name="Text_20_body" style:list-style-name="L15">
      <style:paragraph-properties fo:margin-top="0in" fo:margin-bottom="0in" style:contextual-spacing="false"/>
    </style:style>
    <style:style style:name="P33" style:family="paragraph" style:parent-style-name="Text_20_body" style:list-style-name="L16"/>
    <style:style style:name="P34" style:family="paragraph" style:parent-style-name="Text_20_body" style:list-style-name="L16">
      <style:paragraph-properties fo:margin-top="0in" fo:margin-bottom="0in" style:contextual-spacing="false"/>
    </style:style>
    <style:style style:name="P35" style:family="paragraph" style:parent-style-name="Text_20_body" style:list-style-name="L17"/>
    <style:style style:name="P36" style:family="paragraph" style:parent-style-name="Text_20_body" style:list-style-name="L17">
      <style:paragraph-properties fo:margin-top="0in" fo:margin-bottom="0in" style:contextual-spacing="false"/>
    </style:style>
    <style:style style:name="P37" style:family="paragraph" style:parent-style-name="Text_20_body" style:list-style-name="L18"/>
    <style:style style:name="P38" style:family="paragraph" style:parent-style-name="Text_20_body" style:list-style-name="L18">
      <style:paragraph-properties fo:margin-top="0in" fo:margin-bottom="0in" style:contextual-spacing="false"/>
    </style:style>
    <style:style style:name="P39" style:family="paragraph" style:parent-style-name="Text_20_body" style:list-style-name="L19"/>
    <style:style style:name="P40" style:family="paragraph" style:parent-style-name="Text_20_body" style:list-style-name="L19">
      <style:paragraph-properties fo:margin-top="0in" fo:margin-bottom="0in" style:contextual-spacing="fals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wifi_csi_gait_project_guide-02.docx</text:p>
      <text:p text:style-name="Standard">Document</text:p>
      <text:section text:style-name="Sect1" text:name="_r_a5e_">
        <text:p text:style-name="P1">This is the chat history already that I have done.I have another pc with ax210 configured for csi data extraction for gait recognition in Picoscenes monitor mode. Now I need to use my pc with intel 5300 for controlling traffic so that the ax210 gets controlled packet injection. can I do it without destroying the current setup </text:p>
      </text:section>
      <text:p text:style-name="Text_20_body">I’m checking your setup notes and the original 5300 tool path together, because this depends on one specific distinction: using the 5300 stack as a <text:span text:style-name="Strong_20_Emphasis">receiver/logger</text:span> versus using the <text:span text:style-name="Strong_20_Emphasis">supplementary injection tools</text:span> as a transmitter.</text:p>
      <text:p text:style-name="Text_20_body">I found the relevant part in your notes: the 5300 legacy path already assumes a <text:span text:style-name="Strong_20_Emphasis">second Linux transmitter</text:span> that builds <text:span text:style-name="Source_20_Text">lorcon-old</text:span>, runs <text:span text:style-name="Source_20_Text">setup_inject.sh</text:span>, and sends packets with <text:span text:style-name="Source_20_Text">random_packets</text:span> while the 5300 receiver runs <text:span text:style-name="Source_20_Text">log_to_file</text:span>. So I’m verifying the original CSI Tool docs now to separate “the 5300 stack can do injection” from “the same machine should do both roles at once.”</text:p>
      <text:p text:style-name="Text_20_body">Yes — <text:span text:style-name="Strong_20_Emphasis">if by “current CSI tool” you mean the old Intel 5300 CSI Tool together with its supplementary injection tools</text:span>.</text:p>
      <text:p text:style-name="Text_20_body">The original 5300 CSI Tool project says it includes the software and scripts needed to run experiments, and the supplementary package has an <text:span text:style-name="Source_20_Text">injection/</text:span> directory with <text:span text:style-name="Source_20_Text">setup_inject.sh</text:span> and <text:span text:style-name="Source_20_Text">random_packets</text:span>, while <text:span text:style-name="Source_20_Text">lorcon-old</text:span> is used for packet injection. </text:p>
      <text:p text:style-name="Text_20_body">The practical meaning is:</text:p>
      <text:list text:style-name="L1">
        <text:list-item>
          <text:p text:style-name="P3"><text:span text:style-name="Strong_20_Emphasis">Receiver side:</text:span> <text:span text:style-name="Source_20_Text">log_to_file</text:span> collects CSI. </text:p>
        </text:list-item>
        <text:list-item>
          <text:p text:style-name="P3"><text:span text:style-name="Strong_20_Emphasis">Transmitter/injector side:</text:span> <text:span text:style-name="Source_20_Text">setup_inject.sh</text:span> prepares the interface and <text:span text:style-name="Source_20_Text">random_packets</text:span> sends controlled packets. </text:p>
        </text:list-item>
        <text:list-item>
          <text:p text:style-name="P2">So <text:span text:style-name="Strong_20_Emphasis">yes, the 5300 legacy stack can be used as an injector/transmitter</text:span>. </text:p>
        </text:list-item>
      </text:list>
      <text:p text:style-name="Text_20_body">The important catch is this:</text:p>
      <text:list text:style-name="L2">
        <text:list-item>
          <text:p text:style-name="P5"><text:span text:style-name="Strong_20_Emphasis">Do not try to use the same 5300 NIC as receiver and injector at the same time</text:span> for one experiment. </text:p>
        </text:list-item>
        <text:list-item>
          <text:p text:style-name="P4">The clean design is <text:span text:style-name="Strong_20_Emphasis">one machine/NIC for RX logging</text:span> and <text:span text:style-name="Strong_20_Emphasis">another machine/NIC for TX injection</text:span>. That is also how the injection tooling is structured. </text:p>
        </text:list-item>
      </text:list>
      <text:p text:style-name="Text_20_body">So the clean answer to your exact question is:</text:p>
      <text:list text:style-name="L3">
        <text:list-item>
          <text:p text:style-name="P7"><text:span text:style-name="Strong_20_Emphasis">Can you use the current 5300 setup as an injector?</text:span> Yes. </text:p>
        </text:list-item>
        <text:list-item>
          <text:p text:style-name="P7"><text:span text:style-name="Strong_20_Emphasis">Can you keep the same legacy CSI-Tool family for that?</text:span> Yes. </text:p>
        </text:list-item>
        <text:list-item>
          <text:p text:style-name="P6"><text:span text:style-name="Strong_20_Emphasis">Should it be the same live receiver setup/NIC doing both jobs at once?</text:span> No. </text:p>
        </text:list-item>
      </text:list>
      <text:p text:style-name="Text_20_body">One more warning: this toolchain is old. The official CSI Tool page says the original installation instructions were expected for older upstream kernels, and newer-kernel use depends on later community work such as the <text:span text:style-name="Source_20_Text">spanev</text:span> fork. The supplementary repo is also archived/read-only, so it works, but it is brittle. </text:p>
      <text:p text:style-name="Text_20_body">So my recommendation is:</text:p>
      <text:list text:style-name="L4">
        <text:list-item>
          <text:p text:style-name="P9">Keep your current 5300 collector as <text:span text:style-name="Strong_20_Emphasis">RX only</text:span> if it is already partly working. </text:p>
        </text:list-item>
        <text:list-item>
          <text:p text:style-name="P9">Use another Linux machine as <text:span text:style-name="Strong_20_Emphasis">TX injector</text:span> with the same supplementary injection tools. </text:p>
        </text:list-item>
        <text:list-item>
          <text:p text:style-name="P8"><text:soft-page-break/>Only repurpose the 5300 collector itself as injector if you no longer need that exact install to stay a receiver. </text:p>
        </text:list-item>
      </text:list>
      <text:p text:style-name="Text_20_body">If you want, I’ll give you the exact minimal TX-side command flow for the old 5300 CSI Tool injector only.</text:p>
      <text:section text:style-name="Sect1" text:name="_r_a60_">
        <text:p text:style-name="P10">I have already set my 5300 for csi data collection. now I want another setup for injectorr mode keeping the collector setup workable meaning both sould be independent . I will use one mode at a time not both in parallel</text:p>
      </text:section>
      <text:p text:style-name="Text_20_body">I’m checking your uploaded setup guide for how it separated receiver and injector roles, because the safest answer here depends on whether you need a second OS install or just a clean mode-switch workflow on the same preserved machine.</text:p>
      <text:p text:style-name="Text_20_body">Yes — <text:span text:style-name="Strong_20_Emphasis">you can do that</text:span>, and the cleanest way is to keep <text:span text:style-name="Strong_20_Emphasis">two separate boot environments</text:span> on the 5300 laptop:</text:p>
      <text:list text:style-name="L5">
        <text:list-item>
          <text:p text:style-name="P12">one <text:span text:style-name="Strong_20_Emphasis">frozen collector setup</text:span> </text:p>
        </text:list-item>
        <text:list-item>
          <text:p text:style-name="P11">one <text:span text:style-name="Strong_20_Emphasis">separate injector setup</text:span> </text:p>
        </text:list-item>
      </text:list>
      <text:p text:style-name="Text_20_body">Use <text:span text:style-name="Strong_20_Emphasis">only one at a time</text:span>, exactly as you said.</text:p>
      <text:p text:style-name="Text_20_body">That is the safest answer because the old Intel 5300 CSI stack is fragile: the original official install instructions were only expected to work on upstream kernels roughly <text:span text:style-name="Strong_20_Emphasis">3.2 to 4.2</text:span>, while the practical Ubuntu 18.04 / kernel 4.15 path depends on the later <text:span text:style-name="Source_20_Text">spanev</text:span> adaptation for 4.15. The CSI Tool also ships separate experiment utilities, and the supplementary package includes the <text:span text:style-name="Strong_20_Emphasis">injection</text:span> side (<text:span text:style-name="Source_20_Text">setup_inject.sh</text:span>, <text:span text:style-name="Source_20_Text">random_packets</text:span>) as well as the CSI logging side. </text:p>
      <text:h text:style-name="Heading_20_2" text:outline-level="2">Best recommendation</text:h>
      <text:p text:style-name="Text_20_body">Create:</text:p>
      <text:list text:style-name="L6">
        <text:list-item>
          <text:p text:style-name="P14"><text:span text:style-name="Strong_20_Emphasis">Boot A: CSI_COLLECTOR</text:span> </text:p>
          <text:list>
            <text:list-item>
              <text:p text:style-name="P14">your current working collector install </text:p>
            </text:list-item>
            <text:list-item>
              <text:p text:style-name="P14">do not touch it anymore except normal collection </text:p>
            </text:list-item>
            <text:list-item>
              <text:p text:style-name="P14">keep it frozen </text:p>
            </text:list-item>
          </text:list>
        </text:list-item>
        <text:list-item>
          <text:p text:style-name="P14"><text:span text:style-name="Strong_20_Emphasis">Boot B: CSI_INJECTOR</text:span> </text:p>
          <text:list>
            <text:list-item>
              <text:p text:style-name="P14">separate partition / separate SSD / cloned image </text:p>
            </text:list-item>
            <text:list-item>
              <text:p text:style-name="P14">build the injection tools there </text:p>
            </text:list-item>
            <text:list-item>
              <text:p text:style-name="P13">use it only for <text:span text:style-name="Source_20_Text">setup_inject.sh</text:span> + <text:span text:style-name="Source_20_Text">random_packets</text:span> </text:p>
            </text:list-item>
          </text:list>
        </text:list-item>
      </text:list>
      <text:p text:style-name="Text_20_body">This gives you real independence. If the injector side breaks, your collector side still boots exactly as before.</text:p>
      <text:h text:style-name="Heading_20_2" text:outline-level="2">Why I do <text:span text:style-name="Strong_20_Emphasis">not</text:span> recommend “same install, two modes”</text:h>
      <text:p text:style-name="Text_20_body">Because on the old 5300 stack, switching roles changes low-level interface state, monitor mode, channel setup, old helper scripts, and sometimes driver/module state. The supplementary scripts also assume legacy interface handling like <text:span text:style-name="Source_20_Text">wlan0</text:span>, and the old stack is already brittle enough that avoiding extra state drift is worth it. Your earlier setup notes already converged on the idea that the 5300 collector should be treated like a <text:span text:style-name="Strong_20_Emphasis">frozen lab instrument</text:span>, not something to keep reworking. </text:p>
      <text:h text:style-name="Heading_20_2" text:outline-level="2"><text:soft-page-break/>Practical decision table</text:h>
      <text:p text:style-name="Text_20_body"><text:span text:style-name="Strong_20_Emphasis">Best</text:span></text:p>
      <text:list text:style-name="L7">
        <text:list-item>
          <text:p text:style-name="P16">separate SSD or separate partition </text:p>
        </text:list-item>
        <text:list-item>
          <text:p text:style-name="P16">collector and injector are fully independent </text:p>
        </text:list-item>
        <text:list-item>
          <text:p text:style-name="P15">lowest chance of destroying the collector </text:p>
        </text:list-item>
      </text:list>
      <text:p text:style-name="Text_20_body"><text:span text:style-name="Strong_20_Emphasis">Acceptable</text:span></text:p>
      <text:list text:style-name="L8">
        <text:list-item>
          <text:p text:style-name="P18">full disk image of current collector, then reuse same machine/install and reconfigure when needed </text:p>
        </text:list-item>
        <text:list-item>
          <text:p text:style-name="P17">workable, but not truly independent </text:p>
        </text:list-item>
      </text:list>
      <text:p text:style-name="Text_20_body"><text:span text:style-name="Strong_20_Emphasis">Worst</text:span></text:p>
      <text:list text:style-name="L9">
        <text:list-item>
          <text:p text:style-name="P20">one live install where you keep modifying the same environment for both roles </text:p>
        </text:list-item>
        <text:list-item>
          <text:p text:style-name="P19">highest chance of breaking the collector </text:p>
        </text:list-item>
      </text:list>
      <text:h text:style-name="Heading_20_2" text:outline-level="2">What I would do in your place</text:h>
      <text:list text:style-name="L10">
        <text:list-item>
          <text:p text:style-name="P22"><text:span text:style-name="Strong_20_Emphasis">Backup the current collector first</text:span> </text:p>
          <text:list>
            <text:list-item>
              <text:p text:style-name="P22">make a full disk image or clone </text:p>
            </text:list-item>
            <text:list-item>
              <text:p text:style-name="P22">only after that, make the injector setup </text:p>
            </text:list-item>
          </text:list>
        </text:list-item>
        <text:list-item>
          <text:p text:style-name="P22"><text:span text:style-name="Strong_20_Emphasis">Create a second boot entry</text:span> </text:p>
          <text:list>
            <text:list-item>
              <text:p text:style-name="P22">same laptop </text:p>
            </text:list-item>
            <text:list-item>
              <text:p text:style-name="P22">same Intel 5300 card </text:p>
            </text:list-item>
            <text:list-item>
              <text:p text:style-name="P22">one mode at a time </text:p>
            </text:list-item>
          </text:list>
        </text:list-item>
        <text:list-item>
          <text:p text:style-name="P22"><text:span text:style-name="Strong_20_Emphasis">Use the same legacy family for injector</text:span> </text:p>
          <text:list>
            <text:list-item>
              <text:p text:style-name="P22">Ubuntu 18.04 / 4.15-style environment is the least surprising choice for the old 5300 toolchain </text:p>
            </text:list-item>
            <text:list-item>
              <text:p text:style-name="P22">mixing a very different environment adds risk without helping much for this old stack. </text:p>
            </text:list-item>
          </text:list>
        </text:list-item>
        <text:list-item>
          <text:p text:style-name="P22"><text:span text:style-name="Strong_20_Emphasis">On the injector boot</text:span> </text:p>
          <text:list>
            <text:list-item>
              <text:p text:style-name="P22">install/build <text:span text:style-name="Source_20_Text">lorcon-old</text:span> </text:p>
            </text:list-item>
            <text:list-item>
              <text:p text:style-name="P22">build the supplementary <text:span text:style-name="Source_20_Text">injection/</text:span> tools </text:p>
            </text:list-item>
            <text:list-item>
              <text:p text:style-name="P22">use <text:span text:style-name="Source_20_Text">setup_inject.sh</text:span> </text:p>
            </text:list-item>
            <text:list-item>
              <text:p text:style-name="P21">send packets with <text:span text:style-name="Source_20_Text">random_packets</text:span> as the transmitter side. </text:p>
            </text:list-item>
          </text:list>
        </text:list-item>
      </text:list>
      <text:h text:style-name="Heading_20_2" text:outline-level="2">Direct answer to your exact requirement</text:h>
      <text:p text:style-name="Text_20_body">You said:</text:p>
      <text:list text:style-name="L11">
        <text:list-item>
          <text:p text:style-name="P24">collector must remain workable </text:p>
        </text:list-item>
        <text:list-item>
          <text:p text:style-name="P24">injector setup must be independent </text:p>
        </text:list-item>
        <text:list-item>
          <text:p text:style-name="P23">you will use only one mode at a time </text:p>
        </text:list-item>
      </text:list>
      <text:p text:style-name="Text_20_body">So the answer is:</text:p>
      <text:p text:style-name="Text_20_body"><text:span text:style-name="Strong_20_Emphasis">Yes — do it with two separate boot environments on the same laptop, not by reusing one live install.</text:span></text:p>
      <text:p text:style-name="Text_20_body"><text:soft-page-break/>That is the cleanest way to get:</text:p>
      <text:list text:style-name="L12">
        <text:list-item>
          <text:p text:style-name="P26">a preserved collector </text:p>
        </text:list-item>
        <text:list-item>
          <text:p text:style-name="P26">an independent injector </text:p>
        </text:list-item>
        <text:list-item>
          <text:p text:style-name="P26">no parallel use </text:p>
        </text:list-item>
        <text:list-item>
          <text:p text:style-name="P25">minimal risk </text:p>
        </text:list-item>
      </text:list>
      <text:h text:style-name="Heading_20_2" text:outline-level="2">One important warning</text:h>
      <text:p text:style-name="Text_20_body">Even though the CSI Tool family includes both logging and injection utilities, the whole stack is old and essentially stable/legacy rather than actively modernized. So “possible” does <text:span text:style-name="Strong_20_Emphasis">not</text:span> mean “safe to keep modifying one working image.” Separation is what protects you here. </text:p>
      <text:p text:style-name="Text_20_body">The best next step is to decide <text:span text:style-name="Strong_20_Emphasis">which independence level you want</text:span>:</text:p>
      <text:list text:style-name="L13">
        <text:list-item>
          <text:p text:style-name="P28">separate SSD </text:p>
        </text:list-item>
        <text:list-item>
          <text:p text:style-name="P28">separate partition </text:p>
        </text:list-item>
        <text:list-item>
          <text:p text:style-name="P27">full-image backup then second install </text:p>
        </text:list-item>
      </text:list>
      <text:p text:style-name="Text_20_body">If you tell me which of these three you can do, I’ll give you the exact no-confusion setup plan.</text:p>
      <text:section text:style-name="Sect1" text:name="_r_a6j_">
        <text:p text:style-name="P10">can't I do it in the same os </text:p>
      </text:section>
      <text:p text:style-name="Text_20_body">Yes — <text:span text:style-name="Strong_20_Emphasis">technically you can do it in the same OS</text:span>, but <text:span text:style-name="Strong_20_Emphasis">not as two truly independent setups</text:span>.</text:p>
      <text:p text:style-name="Text_20_body">That old 5300 path is already brittle, and your own notes converged on treating the collector like a <text:span text:style-name="Strong_20_Emphasis">frozen lab instrument</text:span>: fixed Ubuntu 18.04 / 4.15, Ethernet for admin, and no unnecessary drift. The same notes also recommend the serious reproducible path as <text:span text:style-name="Strong_20_Emphasis">collector = 5300 receiver</text:span>, <text:span text:style-name="Strong_20_Emphasis">transmitter = second Linux machine</text:span>. </text:p>
      <text:p text:style-name="Text_20_body">So the honest answer is:</text:p>
      <text:list text:style-name="L14">
        <text:list-item>
          <text:p text:style-name="P30"><text:span text:style-name="Strong_20_Emphasis">Can it be done in one OS?</text:span> Yes. </text:p>
        </text:list-item>
        <text:list-item>
          <text:p text:style-name="P30"><text:span text:style-name="Strong_20_Emphasis">Will collector and injector remain fully independent?</text:span> No. </text:p>
        </text:list-item>
        <text:list-item>
          <text:p text:style-name="P29"><text:span text:style-name="Strong_20_Emphasis">Is it higher risk than separate boot environments?</text:span> Yes. </text:p>
        </text:list-item>
      </text:list>
      <text:p text:style-name="Text_20_body">Why it is risky in one OS:</text:p>
      <text:list text:style-name="L15">
        <text:list-item>
          <text:p text:style-name="P32">both roles share the <text:span text:style-name="Strong_20_Emphasis">same kernel, same modified driver stack, same firmware path, same scripts</text:span> </text:p>
        </text:list-item>
        <text:list-item>
          <text:p text:style-name="P32">switching roles changes <text:span text:style-name="Strong_20_Emphasis">interface mode, channel state, monitor/injection prep, helper script edits</text:span> </text:p>
        </text:list-item>
        <text:list-item>
          <text:p text:style-name="P31">your earlier history already showed that even normal state changes caused drift and confusion, like mode/channel not ending up where expected. </text:p>
        </text:list-item>
      </text:list>
      <text:p text:style-name="Text_20_body">So if you do it in the same OS, think of it like this:</text:p>
      <text:list text:style-name="L16">
        <text:list-item>
          <text:p text:style-name="P34">not “two independent setups” </text:p>
        </text:list-item>
        <text:list-item>
          <text:p text:style-name="P33">but “<text:span text:style-name="Strong_20_Emphasis">one legacy setup with two operating profiles</text:span>” </text:p>
        </text:list-item>
      </text:list>
      <text:h text:style-name="Heading_20_2" text:outline-level="2">Best practical answer</text:h>
      <text:p text:style-name="Text_20_body">If your priority is <text:span text:style-name="Strong_20_Emphasis">keep the current collector usable</text:span>, then:</text:p>
      <text:p text:style-name="Text_20_body"><text:soft-page-break/><text:span text:style-name="Strong_20_Emphasis">Yes, same OS is possible only if you keep everything else unchanged and switch roles very carefully.</text:span></text:p>
      <text:p text:style-name="Text_20_body">That means:</text:p>
      <text:list text:style-name="L17">
        <text:list-item>
          <text:p text:style-name="P36">stay on the <text:span text:style-name="Strong_20_Emphasis">same current legacy stack</text:span> </text:p>
        </text:list-item>
        <text:list-item>
          <text:p text:style-name="P36">do <text:span text:style-name="Strong_20_Emphasis">not</text:span> introduce PicoScenes into that install </text:p>
        </text:list-item>
        <text:list-item>
          <text:p text:style-name="P36">do <text:span text:style-name="Strong_20_Emphasis">not</text:span> change kernel / firmware / package base </text:p>
        </text:list-item>
        <text:list-item>
          <text:p text:style-name="P36">use <text:span text:style-name="Strong_20_Emphasis">one role at a time only</text:span> </text:p>
        </text:list-item>
        <text:list-item>
          <text:p text:style-name="P36">ideally <text:span text:style-name="Strong_20_Emphasis">reboot before switching roles</text:span> </text:p>
        </text:list-item>
        <text:list-item>
          <text:p text:style-name="P36">keep separate scripts: </text:p>
          <text:list>
            <text:list-item>
              <text:p text:style-name="P36"><text:span text:style-name="Source_20_Text">start_collector.sh</text:span> </text:p>
            </text:list-item>
            <text:list-item>
              <text:p text:style-name="P35"><text:span text:style-name="Source_20_Text">start_injector.sh</text:span> </text:p>
            </text:list-item>
          </text:list>
        </text:list-item>
      </text:list>
      <text:h text:style-name="Heading_20_2" text:outline-level="2">What I recommend if you insist on same OS</text:h>
      <text:p text:style-name="Text_20_body">Use this rule:</text:p>
      <text:list text:style-name="L18">
        <text:list-item>
          <text:p text:style-name="P38"><text:span text:style-name="Strong_20_Emphasis">Default state = collector</text:span> </text:p>
        </text:list-item>
        <text:list-item>
          <text:p text:style-name="P38">injector mode = temporary role switch </text:p>
        </text:list-item>
        <text:list-item>
          <text:p text:style-name="P37">after injector work, restore and verify collector state again before trusting it </text:p>
        </text:list-item>
      </text:list>
      <text:p text:style-name="Text_20_body">And before doing that, make a <text:span text:style-name="Strong_20_Emphasis">full backup / disk image</text:span> first. Your notes explicitly say this stack should be frozen once it works, because the architecture is sound but fragile. </text:p>
      <text:h text:style-name="Heading_20_2" text:outline-level="2">My verdict</text:h>
      <text:p text:style-name="Text_20_body">If you mean:</text:p>
      <text:p text:style-name="Text_20_body">“Can I keep one Ubuntu install and sometimes use it as collector, sometimes as injector?”<text:line-break/><text:span text:style-name="Strong_20_Emphasis">Yes.</text:span></text:p>
      <text:p text:style-name="Text_20_body">If you mean:</text:p>
      <text:p text:style-name="Text_20_body">“Can I keep both setups independent in the same OS?”<text:line-break/><text:span text:style-name="Strong_20_Emphasis">No, not really.</text:span></text:p>
      <text:p text:style-name="Text_20_body">So the clean conclusion is:</text:p>
      <text:list text:style-name="L19">
        <text:list-item>
          <text:p text:style-name="P40"><text:span text:style-name="Strong_20_Emphasis">same OS = possible but shared and fragile</text:span> </text:p>
        </text:list-item>
        <text:list-item>
          <text:p text:style-name="P39"><text:span text:style-name="Strong_20_Emphasis">separate boot / clone / second install = safer and truly independent</text:span> </text:p>
        </text:list-item>
      </text:list>
      <text:p text:style-name="Text_20_body">For your case, because your collector already works, I would only do same-OS switching <text:span text:style-name="Strong_20_Emphasis">after</text:span> taking a full image backup.</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5-13T09:42:45.720181119</meta:creation-date>
    <dc:date>2026-05-13T09:42:58.461963469</dc:date>
    <meta:editing-duration>PT13S</meta:editing-duration>
    <meta:editing-cycles>1</meta:editing-cycles>
    <meta:generator>LibreOffice/24.2.7.2$Linux_X86_64 LibreOffice_project/420$Build-2</meta:generator>
    <meta:document-statistic meta:table-count="0" meta:image-count="0" meta:object-count="0" meta:page-count="5" meta:paragraph-count="131" meta:word-count="1587" meta:character-count="9290" meta:non-whitespace-character-count="7821"/>
  </office:meta>
</office:document-meta>
</file>